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paragraph-properties fo:break-before="page"/>
      <style:text-properties fo:font-weight="bold" style:font-weight-asian="bold" style:font-weight-complex="bold" fo:language="nb" fo:country="NO"/>
    </style:style>
    <style:style style:name="P7" style:parent-style-name="Standard" style:family="paragraph">
      <style:text-properties fo:font-weight="bold" style:font-weight-asian="bold" style:font-weight-complex="bold" fo:language="nb" fo:country="NO"/>
    </style:style>
    <style:style style:name="T8" style:parent-style-name="DefaultParagraphFont" style:family="text">
      <style:text-properties fo:language="nb" fo:country="NO"/>
    </style:style>
    <style:style style:name="T9" style:parent-style-name="DefaultParagraphFont" style:family="text">
      <style:text-properties fo:language="nb" fo:country="NO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>Project/</text:p>
      <text:p text:style-name="Standard"><text:tab/>Levels/</text:p>
      <text:p text:style-name="Standard"><text:tab/><text:tab/>Zone1/</text:p>
      <text:p text:style-name="Standard"><text:tab/><text:tab/><text:tab/>Tiles.mbtiles</text:p>
      <text:p text:style-name="Standard"><text:tab/><text:tab/><text:tab/>Act1.mblvl</text:p>
      <text:p text:style-name="Standard"><text:tab/><text:tab/>Zone2/</text:p>
      <text:p text:style-name="Standard"><text:tab/><text:tab/><text:tab/>Tiles.mbtiles</text:p>
      <text:p text:style-name="Standard"><text:tab/><text:tab/><text:tab/>Act1.mblvl</text:p>
      <text:p text:style-name="Standard"><text:tab/><text:tab/><text:tab/>Act2.mblvl</text:p>
      <text:p text:style-name="Standard"><text:tab/>Pkg/</text:p>
      <text:p text:style-name="Standard"><text:tab/><text:tab/>defaultitems.mbitm</text:p>
      <text:p text:style-name="Standard"><text:tab/><text:tab/>springs.mbitm</text:p>
      <text:p text:style-name="Standard"><text:tab/><text:tab/>enemies.mbitm</text:p>
      <text:p text:style-name="Standard"><text:tab/>Project.mbproj</text:p>
      <text:p text:style-name="Standard"/>
      <text:p text:style-name="Standard">file types:<text:s/>(all ASCII)</text:p>
      <text:p text:style-name="Standard"><text:span text:style-name="T2">mbtiles<text:s/></text:span>– defines a particular tile set, including the image names, masks (if applicable), and scanning parameters</text:p>
      <text:p text:style-name="Standard"><text:span text:style-name="T3">mblvl</text:span><text:s/>– defines a particular level design, including tile layout and item types/locations. Requires relevant mbtiles and mbitm files to be in the proper places</text:p>
      <text:p text:style-name="Standard"><text:span text:style-name="T4">mbitm</text:span><text:s/>– defines in-game items. Generally used as expansion packs. Contains JavaScript code defining the item’s behaviors as well as mapping information for MBS</text:p>
      <text:p text:style-name="Standard"><text:span text:style-name="T5">mbproj</text:span><text:s/>– the main project file contains references to all the relevant files, as well as Zone order, backgrounds, and other important info for the final game</text:p>
      <text:p text:style-name="P6">mblev</text:p>
      <text:p text:style-name="P7"/>
      <text:p text:style-name="Standard"><text:span text:style-name="T8">TILESET: Tiles.mbtiles</text:span></text:p>
      <text:p text:style-name="Standard"><text:span text:style-name="T9">TILES:</text:span></text:p>
      <text:p text:style-name="Standard">1,2,3,4,5,6</text:p>
      <text:p text:style-name="Standard">7,1,2,4,6,8</text:p>
      <text:p text:style-name="Standard">ITEMS:</text:p>
      <text:p text:style-name="Standard">spring(1,2,3)</text:p>
      <text:p text:style-name="Standard">enemy(1,2,3)</text:p>
      <text:p text:style-name="P10"/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ylan Bruss</dc:creator>
    <meta:creation-date>2020-05-05T17:18:00Z</meta:creation-date>
    <dc:date>2020-05-06T22:08:00Z</dc:date>
    <meta:template xlink:href="Normal.dotm" xlink:type="simple"/>
    <meta:editing-cycles>5</meta:editing-cycles>
    <meta:editing-duration>PT6960S</meta:editing-duration>
    <meta:document-statistic meta:page-count="1" meta:paragraph-count="1" meta:word-count="134" meta:character-count="902" meta:row-count="6" meta:non-whitespace-character-count="769"/>
  </office:meta>
</office:document-meta>
</file>